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39cm"/>
    </style:style>
    <style:style style:name="gr4" style:family="graphic" style:parent-style-name="standard">
      <style:graphic-properties draw:stroke="none" svg:stroke-color="#000000" draw:fill="none" draw:fill-color="#ffffff" fo:min-height="0.004cm"/>
    </style:style>
    <style:style style:name="gr5" style:family="graphic" style:parent-style-name="standard">
      <style:graphic-properties draw:stroke="none" svg:stroke-color="#000000" draw:fill="none" draw:fill-color="#ffffff" fo:min-height="0.077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8cm" svg:height="1.48cm" svg:x="20.093cm" svg:y="5.765cm">
          <text:p text:style-name="P1">Y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8cm" svg:height="1.48cm" svg:x="20.094cm" svg:y="9.821cm">
          <text:p text:style-name="P1">Y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8cm" svg:height="1.48cm" svg:x="14.827cm" svg:y="2.905cm">
          <text:p text:style-name="P1">z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8cm" svg:height="1.48cm" svg:x="14.828cm" svg:y="4.82cm">
          <text:p text:style-name="P1">z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8cm" svg:height="1.48cm" svg:x="14.828cm" svg:y="6.649cm">
          <text:p text:style-name="P1">z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8cm" svg:height="1.48cm" svg:x="8.112cm" svg:y="4.854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48cm" svg:height="1.48cm" svg:x="6.251cm" svg:y="7.433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48cm" svg:height="1.479cm" svg:x="7.985cm" svg:y="10.398cm">
          <text:p text:style-name="P1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8cm" svg:height="1.48cm" svg:x="11.569cm" svg:y="3.735cm">
          <text:p text:style-name="P1">z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48cm" svg:height="1.48cm" svg:x="10.95cm" svg:y="7.433cm">
          <text:p text:style-name="P1">z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48cm" svg:height="1.48cm" svg:x="11.57cm" svg:y="10.744cm">
          <text:p text:style-name="P1">z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8cm" svg:height="1.48cm" svg:x="14.828cm" svg:y="8.476cm">
          <text:p text:style-name="P1">z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8cm" svg:height="1.48cm" svg:x="14.83cm" svg:y="10.392cm">
          <text:p text:style-name="P1">z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8cm" svg:height="1.48cm" svg:x="14.83cm" svg:y="12.22cm">
          <text:p text:style-name="P1">z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31cm" svg:y1="11.132cm" svg:x2="20.309cm" svg:y2="7.029cm" draw:start-shape="id1" draw:start-glue-point="10" draw:end-shape="id2" draw:end-glue-point="7" svg:d="M16310 11132l3999-4103" svg:viewBox="0 0 4000 4104">
          <text:p/>
        </draw:connector>
        <draw:connector draw:style-name="gr2" draw:text-style-name="P1" draw:layer="layout" draw:type="line" svg:x1="16.31cm" svg:y1="12.96cm" svg:x2="20.31cm" svg:y2="11.085cm" draw:start-shape="id3" draw:start-glue-point="10" draw:end-shape="id4" draw:end-glue-point="7" svg:d="M16310 12960l4000-1875" svg:viewBox="0 0 4001 1876">
          <text:p/>
        </draw:connector>
        <draw:connector draw:style-name="gr2" draw:text-style-name="P1" draw:layer="layout" draw:type="line" svg:x1="16.308cm" svg:y1="7.389cm" svg:x2="20.093cm" svg:y2="6.505cm" draw:start-shape="id5" draw:start-glue-point="10" draw:end-shape="id2" draw:end-glue-point="6" svg:d="M16308 7389l3785-884" svg:viewBox="0 0 3786 885">
          <text:p/>
        </draw:connector>
        <draw:connector draw:style-name="gr2" draw:text-style-name="P1" draw:layer="layout" draw:type="line" svg:x1="16.308cm" svg:y1="9.216cm" svg:x2="20.094cm" svg:y2="10.561cm" draw:start-shape="id6" draw:start-glue-point="10" draw:end-shape="id4" draw:end-glue-point="6" svg:d="M16308 9216l3786 1345" svg:viewBox="0 0 3787 1346">
          <text:p/>
        </draw:connector>
        <draw:connector draw:style-name="gr2" draw:text-style-name="P1" draw:layer="layout" draw:type="line" svg:x1="16.308cm" svg:y1="5.56cm" svg:x2="20.31cm" svg:y2="10.037cm" draw:start-shape="id7" draw:start-glue-point="10" draw:end-shape="id4" draw:end-glue-point="5" svg:d="M16308 5560l4002 4477" svg:viewBox="0 0 4003 4478">
          <text:p/>
        </draw:connector>
        <draw:connector draw:style-name="gr2" draw:text-style-name="P1" draw:layer="layout" draw:type="line" svg:x1="16.307cm" svg:y1="3.645cm" svg:x2="20.309cm" svg:y2="5.981cm" draw:start-shape="id8" draw:start-glue-point="10" draw:end-shape="id2" draw:end-glue-point="5" svg:d="M16307 3645l4002 2336" svg:viewBox="0 0 4003 2337">
          <text:p/>
        </draw:connector>
        <draw:connector draw:style-name="gr2" draw:text-style-name="P1" draw:layer="layout" draw:type="line" svg:x1="9.592cm" svg:y1="5.594cm" svg:x2="11.569cm" svg:y2="4.475cm" draw:start-shape="id9" draw:start-glue-point="10" draw:end-shape="id10" draw:end-glue-point="6" svg:d="M9592 5594l1977-1119" svg:viewBox="0 0 1978 1120">
          <text:p/>
        </draw:connector>
        <draw:connector draw:style-name="gr2" draw:text-style-name="P1" draw:layer="layout" draw:type="line" svg:x1="7.731cm" svg:y1="8.173cm" svg:x2="10.95cm" svg:y2="8.173cm" draw:start-shape="id11" draw:start-glue-point="10" draw:end-shape="id12" draw:end-glue-point="6" svg:d="M7731 8173h3219" svg:viewBox="0 0 3220 1">
          <text:p/>
        </draw:connector>
        <draw:connector draw:style-name="gr2" draw:text-style-name="P1" draw:layer="layout" draw:type="line" svg:x1="9.465cm" svg:y1="11.138cm" svg:x2="11.57cm" svg:y2="11.484cm" draw:start-shape="id13" draw:start-glue-point="10" draw:end-shape="id14" draw:end-glue-point="6" svg:d="M9465 11138l2105 346" svg:viewBox="0 0 2106 347">
          <text:p/>
        </draw:connector>
        <draw:connector draw:style-name="gr2" draw:text-style-name="P1" draw:layer="layout" draw:type="line" svg:x1="13.049cm" svg:y1="4.475cm" svg:x2="14.827cm" svg:y2="3.645cm" draw:start-shape="id10" draw:start-glue-point="10" draw:end-shape="id8" draw:end-glue-point="6" svg:d="M13049 4475l1778-830" svg:viewBox="0 0 1779 831">
          <text:p/>
        </draw:connector>
        <draw:connector draw:style-name="gr2" draw:text-style-name="P1" draw:layer="layout" draw:type="line" svg:x1="12.43cm" svg:y1="8.173cm" svg:x2="14.828cm" svg:y2="7.389cm" draw:start-shape="id12" draw:start-glue-point="10" draw:end-shape="id5" draw:end-glue-point="6" svg:d="M12430 8173l2398-784" svg:viewBox="0 0 2399 785">
          <text:p/>
        </draw:connector>
        <draw:connector draw:style-name="gr2" draw:text-style-name="P1" draw:layer="layout" draw:type="line" svg:x1="12.43cm" svg:y1="8.173cm" svg:x2="14.828cm" svg:y2="9.216cm" draw:start-shape="id12" draw:start-glue-point="10" draw:end-shape="id6" draw:end-glue-point="6" svg:d="M12430 8173l2398 1043" svg:viewBox="0 0 2399 1044">
          <text:p/>
        </draw:connector>
        <draw:connector draw:style-name="gr2" draw:text-style-name="P1" draw:layer="layout" draw:type="line" svg:x1="13.05cm" svg:y1="11.484cm" svg:x2="14.83cm" svg:y2="11.132cm" draw:start-shape="id14" draw:start-glue-point="10" draw:end-shape="id1" draw:end-glue-point="6" svg:d="M13050 11484l1780-352" svg:viewBox="0 0 1781 353">
          <text:p/>
        </draw:connector>
        <draw:connector draw:style-name="gr2" draw:text-style-name="P1" draw:layer="layout" draw:type="line" svg:x1="13.05cm" svg:y1="11.484cm" svg:x2="14.83cm" svg:y2="12.96cm" draw:start-shape="id14" draw:start-glue-point="10" draw:end-shape="id3" draw:end-glue-point="6" svg:d="M13050 11484l1780 1476" svg:viewBox="0 0 1781 1477">
          <text:p/>
        </draw:connector>
        <draw:connector draw:style-name="gr2" draw:text-style-name="P1" draw:layer="layout" draw:type="line" svg:x1="13.049cm" svg:y1="4.475cm" svg:x2="14.828cm" svg:y2="5.56cm" draw:start-shape="id10" draw:start-glue-point="10" draw:end-shape="id7" draw:end-glue-point="6" svg:d="M13049 4475l1779 1085" svg:viewBox="0 0 1780 1086">
          <text:p/>
        </draw:connector>
        <draw:frame draw:style-name="gr3" draw:layer="layout" svg:width="0.762cm" svg:height="1.089cm" svg:x="9.509cm" svg:y="4.429cm">
          <draw:text-box>
            <text:p>2</text:p>
          </draw:text-box>
        </draw:frame>
        <draw:frame draw:style-name="gr4" draw:layer="layout" svg:width="0.381cm" svg:height="0.962cm" svg:x="7.731cm" svg:y="8.366cm">
          <draw:text-box>
            <text:p>2</text:p>
          </draw:text-box>
        </draw:frame>
        <draw:frame draw:style-name="gr3" draw:layer="layout" svg:width="0.762cm" svg:height="1.089cm" svg:x="16.748cm" svg:y="3.921cm">
          <draw:text-box>
            <text:p>2</text:p>
          </draw:text-box>
        </draw:frame>
        <draw:frame draw:style-name="gr5" draw:layer="layout" svg:width="0.762cm" svg:height="0.962cm" svg:x="16.748cm" svg:y="5.499cm">
          <draw:text-box>
            <text:p>2</text:p>
          </draw:text-box>
        </draw:frame>
        <draw:frame draw:style-name="gr6" draw:layer="layout" svg:width="0.762cm" svg:height="0.962cm" svg:x="16.494cm" svg:y="7.096cm">
          <draw:text-box>
            <text:p>2</text:p>
          </draw:text-box>
        </draw:frame>
        <draw:frame draw:style-name="gr7" draw:layer="layout" svg:width="0.762cm" svg:height="0.962cm" svg:x="17.891cm" svg:y="11.214cm">
          <draw:text-box>
            <text:p>2</text:p>
          </draw:text-box>
        </draw:frame>
        <draw:frame draw:style-name="gr5" draw:layer="layout" svg:width="0.762cm" svg:height="0.962cm" svg:x="16.748cm" svg:y="10.525cm">
          <draw:text-box>
            <text:p>2</text:p>
          </draw:text-box>
        </draw:frame>
        <draw:frame draw:style-name="gr8" draw:layer="layout" svg:width="0.762cm" svg:height="1.016cm" svg:x="16.621cm" svg:y="8.62cm">
          <draw:text-box>
            <text:p>2</text:p>
          </draw:text-box>
        </draw:frame>
        <draw:frame draw:style-name="gr7" draw:layer="layout" svg:width="0.635cm" svg:height="0.962cm" svg:x="13.446cm" svg:y="3.286cm">
          <draw:text-box>
            <text:p>1</text:p>
          </draw:text-box>
        </draw:frame>
        <draw:frame draw:style-name="gr7" draw:layer="layout" svg:width="0.635cm" svg:height="0.962cm" svg:x="13.446cm" svg:y="4.81cm">
          <draw:text-box>
            <text:p>1</text:p>
          </draw:text-box>
        </draw:frame>
        <draw:frame draw:style-name="gr7" draw:layer="layout" svg:width="0.635cm" svg:height="0.962cm" svg:x="13.319cm" svg:y="6.969cm">
          <draw:text-box>
            <text:p>1</text:p>
          </draw:text-box>
        </draw:frame>
        <draw:frame draw:style-name="gr9" draw:layer="layout" svg:width="0.635cm" svg:height="0.962cm" svg:x="13.319cm" svg:y="8.747cm">
          <draw:text-box>
            <text:p>1</text:p>
          </draw:text-box>
        </draw:frame>
        <draw:frame draw:style-name="gr7" draw:layer="layout" svg:width="0.635cm" svg:height="0.962cm" svg:x="13.192cm" svg:y="10.579cm">
          <draw:text-box>
            <text:p>1</text:p>
          </draw:text-box>
        </draw:frame>
        <draw:frame draw:style-name="gr7" draw:layer="layout" svg:width="0.635cm" svg:height="0.962cm" svg:x="13.319cm" svg:y="11.922cm">
          <draw:text-box>
            <text:p>1</text:p>
          </draw:text-box>
        </draw:frame>
        <draw:connector draw:style-name="gr2" draw:text-style-name="P1" draw:layer="layout" draw:type="curve" draw:line-skew="1.721cm" svg:x1="8.852cm" svg:y1="6.334cm" svg:x2="15.046cm" svg:y2="10.608cm" draw:start-shape="id9" draw:start-glue-point="8" draw:end-shape="id1" draw:end-glue-point="5" svg:d="M8852 6334c0 5626 6194 3490 6194 4274" svg:viewBox="0 0 6195 4275">
          <text:p/>
        </draw:connector>
        <draw:connector draw:style-name="gr2" draw:text-style-name="P1" draw:layer="layout" draw:type="curve" draw:line-skew="0.727cm" svg:x1="9.376cm" svg:y1="6.118cm" svg:x2="15.044cm" svg:y2="8.692cm" draw:start-shape="id9" draw:start-glue-point="9" draw:end-shape="id6" draw:end-glue-point="5" svg:d="M9376 6118c5343 0 2509 2574 5668 2574" svg:viewBox="0 0 5669 2575">
          <text:p/>
        </draw:connector>
        <draw:connector draw:style-name="gr2" draw:text-style-name="P1" draw:layer="layout" draw:type="curve" svg:x1="6.991cm" svg:y1="7.433cm" svg:x2="15.567cm" svg:y2="2.905cm" draw:start-shape="id11" draw:start-glue-point="4" draw:end-shape="id8" draw:end-glue-point="4" svg:d="M6991 7433c0-7543 8576-5279 8576-4528" svg:viewBox="0 0 8577 5437">
          <text:p/>
        </draw:connector>
        <draw:connector draw:style-name="gr2" draw:text-style-name="P1" draw:layer="layout" draw:type="curve" draw:line-skew="0.083cm" svg:x1="6.991cm" svg:y1="8.913cm" svg:x2="15.57cm" svg:y2="13.7cm" draw:start-shape="id11" draw:start-glue-point="8" draw:end-shape="id3" draw:end-glue-point="8" svg:d="M6991 8913c0 8058 8579 5664 8579 4787" svg:viewBox="0 0 8580 5809">
          <text:p/>
        </draw:connector>
        <draw:connector draw:style-name="gr2" draw:text-style-name="P1" draw:layer="layout" draw:type="curve" draw:line-skew="-1.615cm" svg:x1="8.725cm" svg:y1="10.398cm" svg:x2="15.044cm" svg:y2="6.084cm" draw:start-shape="id13" draw:start-glue-point="4" draw:end-shape="id7" draw:end-glue-point="7" svg:d="M8725 10398c0-5496 6319-3339 6319-4314" svg:viewBox="0 0 6320 4315">
          <text:p/>
        </draw:connector>
        <draw:connector draw:style-name="gr2" draw:text-style-name="P1" draw:layer="layout" draw:type="curve" draw:line-skew="0.84cm" svg:x1="9.249cm" svg:y1="10.614cm" svg:x2="15.044cm" svg:y2="7.913cm" draw:start-shape="id13" draw:start-glue-point="11" draw:end-shape="id5" draw:end-glue-point="7" svg:d="M9249 10614c5607 0 2710-2701 5795-2701" svg:viewBox="0 0 5796 2702">
          <text:p/>
        </draw:connector>
        <draw:frame draw:style-name="gr4" draw:layer="layout" svg:width="0.381cm" svg:height="0.962cm" svg:x="9.382cm" svg:y="11.287cm">
          <draw:text-box>
            <text:p>2</text:p>
          </draw:text-box>
        </draw:frame>
        <draw:frame draw:style-name="gr7" draw:layer="layout" svg:width="0.635cm" svg:height="0.962cm" svg:x="10.144cm" svg:y="5.318cm">
          <draw:text-box>
            <text:p>1</text:p>
          </draw:text-box>
        </draw:frame>
        <draw:frame draw:style-name="gr7" draw:layer="layout" svg:width="0.635cm" svg:height="0.962cm" svg:x="8.239cm" svg:y="6.461cm">
          <draw:text-box>
            <text:p>1</text:p>
          </draw:text-box>
        </draw:frame>
        <draw:frame draw:style-name="gr7" draw:layer="layout" svg:width="0.635cm" svg:height="0.962cm" svg:x="8.112cm" svg:y="9.509cm">
          <draw:text-box>
            <text:p>1</text:p>
          </draw:text-box>
        </draw:frame>
        <draw:frame draw:style-name="gr7" draw:layer="layout" svg:width="0.635cm" svg:height="0.962cm" svg:x="9.255cm" svg:y="9.763cm">
          <draw:text-box>
            <text:p>1</text:p>
          </draw:text-box>
        </draw:frame>
        <draw:frame draw:style-name="gr7" draw:layer="layout" svg:width="0.635cm" svg:height="0.962cm" svg:x="10.525cm" svg:y="14.081cm">
          <draw:text-box>
            <text:p>1</text:p>
          </draw:text-box>
        </draw:frame>
        <draw:frame draw:style-name="gr7" draw:layer="layout" svg:width="0.635cm" svg:height="0.962cm" svg:x="10.525cm" svg:y="1.816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23:24:43.682778564</meta:creation-date>
    <dc:date>2014-02-19T00:31:42.894984126</dc:date>
    <meta:editing-duration>PT5M50S</meta:editing-duration>
    <meta:editing-cycles>5</meta:editing-cycles>
    <meta:generator>LibreOffice/4.2.0.4$Linux_x86 LibreOffice_project/05dceb5d363845f2cf968344d7adab8dcfb2ba71</meta:generator>
    <meta:document-statistic meta:object-count="56"/>
  </office:meta>
</office:document-meta>
</file>